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9382in"/>
    </style:style>
    <style:style style:name="co2" style:family="table-column">
      <style:table-column-properties fo:break-before="auto" style:column-width="2.95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even deadly sins and seven heavenly virtues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(According to the Catholic Church).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1" office:value-type="string">
            <text:p>Seven Deadly Sins</text:p>
          </table:table-cell>
          <table:table-cell table:style-name="ce1" office:value-type="string">
            <text:p>Seven Heavenly Virtues</text:p>
          </table:table-cell>
        </table:table-row>
        <table:table-row table:style-name="ro1">
          <table:table-cell office:value-type="string">
            <text:p>Lust / Fornication</text:p>
          </table:table-cell>
          <table:table-cell office:value-type="string">
            <text:p>Chasity</text:p>
          </table:table-cell>
        </table:table-row>
        <table:table-row table:style-name="ro1">
          <table:table-cell office:value-type="string">
            <text:p>Gluttony</text:p>
          </table:table-cell>
          <table:table-cell office:value-type="string">
            <text:p>Temperance</text:p>
          </table:table-cell>
        </table:table-row>
        <table:table-row table:style-name="ro1">
          <table:table-cell office:value-type="string">
            <text:p>Greed</text:p>
          </table:table-cell>
          <table:table-cell office:value-type="string">
            <text:p>Charity</text:p>
          </table:table-cell>
        </table:table-row>
        <table:table-row table:style-name="ro1">
          <table:table-cell office:value-type="string">
            <text:p>Sloth / Lazyness / Apathy / Discouragement</text:p>
          </table:table-cell>
          <table:table-cell office:value-type="string">
            <text:p>Diligence</text:p>
          </table:table-cell>
        </table:table-row>
        <table:table-row table:style-name="ro1">
          <table:table-cell office:value-type="string">
            <text:p>Wrath / Anger</text:p>
          </table:table-cell>
          <table:table-cell office:value-type="string">
            <text:p>Pateince</text:p>
          </table:table-cell>
        </table:table-row>
        <table:table-row table:style-name="ro1">
          <table:table-cell office:value-type="string">
            <text:p>Envy / Jealousy</text:p>
          </table:table-cell>
          <table:table-cell office:value-type="string">
            <text:p>Kindness</text:p>
          </table:table-cell>
        </table:table-row>
        <table:table-row table:style-name="ro1">
          <table:table-cell office:value-type="string">
            <text:p>Pride</text:p>
          </table:table-cell>
          <table:table-cell office:value-type="string">
            <text:p>Humility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9-11T19:55:03</meta:creation-date>
    <dc:date>2013-09-11T21:31:57</dc:date>
    <dc:creator>Ryan </dc:creator>
    <meta:editing-duration>P0D</meta:editing-duration>
    <meta:editing-cycles>1</meta:editing-cycles>
    <meta:document-statistic meta:table-count="1" meta:cell-count="18" meta:object-count="0"/>
    <meta:generator>LibreOffice/3.6$Linux_X86_64 LibreOffice_project/360m1$Build-304</meta:generator>
  </office:meta>
</office:document-meta>
</file>